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821" officeooo:paragraph-rsid="001ef821"/>
    </style:style>
    <style:style style:name="T1" style:family="text">
      <style:text-properties officeooo:rsid="001fb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m dia,</text:p>
      <text:p text:style-name="P1">chamo-me <text:span text:style-name="T1">Daniel</text:span> <text:span text:style-name="T1">S</text:span>antos e sou o promotor deste projecto.</text:p>
      <text:p text:style-name="P1">Este projecto é para ajuda <text:span text:style-name="T1">humanitária</text:span> e com esta campanha pretendo lançar o mesmo.</text:p>
      <text:p text:style-name="P1"/>
      <text:p text:style-name="P1">Se gostarem do carisma deste projecto e acreditarem, por favor adiram às recompensas, que no seu maior expoente será a ajuda a aqueles que nada têm. Muito grato. </text:p>
      <text:p text:style-name="P1">Todo o projecto está constantemente actualizado em www.missionsave.altervist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4:20:51.948679826</meta:creation-date>
    <dc:date>2016-11-09T14:48:53.804010461</dc:date>
    <meta:editing-duration>PT17M5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61" meta:character-count="389" meta:non-whitespace-character-count="332"/>
  </office:meta>
</office:document-meta>
</file>